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text-properties officeooo:paragraph-rsid="0004583b"/>
    </style:style>
    <style:style style:name="P3" style:family="paragraph" style:parent-style-name="Text_20_body" style:list-style-name="L1">
      <style:text-properties officeooo:rsid="0005244d" officeooo:paragraph-rsid="0005244d"/>
    </style:style>
    <style:style style:name="P4" style:family="paragraph" style:parent-style-name="Text_20_body" style:list-style-name="L1">
      <style:text-properties officeooo:rsid="000c5190" officeooo:paragraph-rsid="000c5190"/>
    </style:style>
    <style:style style:name="P5" style:family="paragraph" style:parent-style-name="Text_20_body" style:list-style-name="L2">
      <style:text-properties officeooo:rsid="000f459c" officeooo:paragraph-rsid="00165d88"/>
    </style:style>
    <style:style style:name="P6" style:family="paragraph" style:parent-style-name="Text_20_body" style:list-style-name="L2">
      <style:text-properties officeooo:rsid="001befd7" officeooo:paragraph-rsid="001befd7"/>
    </style:style>
    <style:style style:name="T1" style:family="text">
      <style:text-properties officeooo:rsid="00039db1"/>
    </style:style>
    <style:style style:name="T2" style:family="text">
      <style:text-properties officeooo:rsid="000614c5"/>
    </style:style>
    <style:style style:name="T3" style:family="text">
      <style:text-properties officeooo:rsid="00075be7"/>
    </style:style>
    <style:style style:name="T4" style:family="text">
      <style:text-properties officeooo:rsid="00084599"/>
    </style:style>
    <style:style style:name="T5" style:family="text">
      <style:text-properties officeooo:rsid="0010b0d0"/>
    </style:style>
    <style:style style:name="T6" style:family="text">
      <style:text-properties officeooo:rsid="0011387a"/>
    </style:style>
    <style:style style:name="T7" style:family="text">
      <style:text-properties officeooo:rsid="0012e3a3"/>
    </style:style>
    <style:style style:name="T8" style:family="text">
      <style:text-properties officeooo:rsid="00149c2b"/>
    </style:style>
    <style:style style:name="T9" style:family="text">
      <style:text-properties officeooo:rsid="0015f100"/>
    </style:style>
    <style:style style:name="T10" style:family="text">
      <style:text-properties officeooo:rsid="00165d88"/>
    </style:style>
    <style:style style:name="T11" style:family="text">
      <style:text-properties officeooo:rsid="0018ac88"/>
    </style:style>
    <style:style style:name="T12" style:family="text">
      <style:text-properties officeooo:rsid="001e7f64"/>
    </style:style>
    <style:style style:name="T13" style:family="text">
      <style:text-properties officeooo:rsid="001eec9c"/>
    </style:style>
    <style:style style:name="T14" style:family="text">
      <style:text-properties fo:font-weight="bold" officeooo:rsid="00075be7" style:font-weight-asian="bold" style:font-weight-complex="bold"/>
    </style:style>
    <style:style style:name="T15" style:family="text">
      <style:text-properties officeooo:rsid="002956f2"/>
    </style:style>
    <style:style style:name="T16" style:family="text">
      <style:text-properties officeooo:rsid="0030a1a5"/>
    </style:style>
    <style:style style:name="T17" style:family="text">
      <style:text-properties officeooo:rsid="0041419e"/>
    </style:style>
    <style:style style:name="T18" style:family="text">
      <style:text-properties officeooo:rsid="004cfce8"/>
    </style:style>
    <style:style style:name="T19" style:family="text">
      <style:text-properties officeooo:rsid="0054b5b1"/>
    </style:style>
    <style:style style:name="T20" style:family="text">
      <style:text-properties officeooo:rsid="0061415b"/>
    </style:style>
    <style:style style:name="T21" style:family="text">
      <style:text-properties officeooo:rsid="006c295d"/>
    </style:style>
    <style:style style:name="T22" style:family="text">
      <style:text-properties officeooo:rsid="006d5087"/>
    </style:style>
    <style:style style:name="T23" style:family="text">
      <style:text-properties officeooo:rsid="006f1095"/>
    </style:style>
    <style:style style:name="T24" style:family="text">
      <style:text-properties officeooo:rsid="0071cd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John 3:11-24</text:h>
      <text:h text:style-name="Heading_20_2" text:outline-level="2"><text:bookmark text:name="en-GNT-33612"/>Love One Another <text:span text:style-name="T1">(11-18)</text:span></text:h>
      <text:list xml:id="list718693147" text:style-name="L1">
        <text:list-item>
          <text:p text:style-name="P1">The message you heard from the very beginning is this: we must love one another. <text:bookmark text:name="en-GNT-33613"/>We must not be like Cain; he belonged to the Evil One and murdered his own brother Abel. Why did Cain murder him? Because the things he himself did were wrong, and the things his brother did were right.<text:bookmark text:name="en-GNT-33614"/> So do not be surprised, my friends, if the people of the world hate you. <text:bookmark text:name="en-GNT-33615"/>We know that we have left death and come over into life; we know it because we love others. Those who do not love are still under the power of death. <text:bookmark text:name="en-GNT-33616"/>Those who hate others are murderers, and you know that murderers do not have eternal life in them. <text:bookmark text:name="en-GNT-33617"/>This is how we know what love is: Christ gave his life for us. We too, then, ought to give our lives for others! <text:bookmark text:name="en-GNT-33618"/>If we are rich and see others in need, yet close our hearts against them, how can we claim that we love God? <text:bookmark text:name="en-GNT-33619"/>My children, our love should not be just words and talk; it must be true love, which shows itself in action.</text:p>
        </text:list-item>
        <text:list-item>
          <text:p text:style-name="P3">We should love one another. <text:span text:style-name="T2">Christ exhibited his love for us by giving his life for us, </text:span><text:span text:style-name="T16">we </text:span><text:span text:style-name="T17">too</text:span><text:span text:style-name="T16"> should give ourselves to others</text:span><text:span text:style-name="T2">. Love is not love until we give it away. </text:span><text:span text:style-name="T3">We should show our love in words, talk and </text:span><text:span text:style-name="T14">actions</text:span><text:span text:style-name="T3">. Those who love belong to God </text:span><text:span text:style-name="T4">and have come over to life, those who hate belong to the devil and have gone over to death.</text:span></text:p>
        </text:list-item>
        <text:list-item>
          <text:p text:style-name="P4">Cain killed Abel because of his <text:span text:style-name="T15">own </text:span>wrong, Abel was killed for doing what is right. The same can happen to us, the world can hate us for doing what is right but we should continue on that path and showing love to all.</text:p>
        </text:list-item>
      </text:list>
      <text:h text:style-name="Heading_20_2" text:outline-level="2"><text:bookmark text:name="en-GNT-33620"/>Courage before God (19-24)</text:h>
      <text:list xml:id="list308175515" text:style-name="L2">
        <text:list-item>
          <text:p text:style-name="P2">This, then, is how we will know that we belong to the truth; this is how we will be confident in God's presence. <text:bookmark text:name="en-GNT-33621"/>If our conscience condemns us, we know that God is greater than our conscience and that he knows everything. <text:bookmark text:name="en-GNT-33622"/>And so, my dear friends, if our conscience does not condemn us, we have courage in God's presence. <text:bookmark text:name="en-GNT-33623"/>We receive from him whatever we ask, because we obey his commands and do what pleases him. <text:bookmark text:name="en-GNT-33624"/>What he commands is that we believe in his Son Jesus Christ and love one another, just as Christ commanded us. <text:bookmark text:name="en-GNT-33625"/>Those who obey God's commands live in union with God and God lives in union with them. And because of the Spirit that God has given us we know that God lives in union with us.</text:p>
        </text:list-item>
        <text:list-item>
          <text:p text:style-name="P5">Our conscience is an indicator of whether we belong to the truth <text:span text:style-name="T7">or not. </text:span><text:span text:style-name="T5">Our conscience will either approve</text:span><text:span text:style-name="T18">s</text:span><text:span text:style-name="T5"> or condemn</text:span><text:span text:style-name="T18">s</text:span><text:span text:style-name="T5"> us </text:span><text:span text:style-name="T10">and </text:span>this is how we can be confident <text:span text:style-name="T8">or not</text:span> in God’s presence <text:span text:style-name="T8">respectively</text:span>. <text:span text:style-name="T6">God </text:span><text:span text:style-name="T19">who </text:span><text:span text:style-name="T9">is greater than our conscience know</text:span><text:span text:style-name="T11">s</text:span><text:span text:style-name="T9"> everything.</text:span></text:p>
        </text:list-item>
        <text:list-item>
          <text:p text:style-name="P6">We receive whatever we ask from the Lord because we obey his command<text:span text:style-name="T20">s</text:span>, his commands are that we believe in his son and we love one another, <text:span text:style-name="T12">Jesu</text:span><text:span text:style-name="T21">s</text:span><text:span text:style-name="T12"> Christ also emphasi</text:span><text:span text:style-name="T22">z</text:span><text:span text:style-name="T12">ed these </text:span><text:span text:style-name="T23">commands</text:span><text:span text:style-name="T12">. </text:span><text:span text:style-name="T13">Those who obey his commands live in union with him and him in union with them, we know that God live</text:span><text:span text:style-name="T24">s</text:span><text:span text:style-name="T13"> in union with us through his Spirit that he has given u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09:33:29.329434429</meta:creation-date>
    <dc:date>2022-05-24T10:16:51.354841200</dc:date>
    <meta:editing-duration>PT43M7S</meta:editing-duration>
    <meta:editing-cycles>30</meta:editing-cycles>
    <meta:generator>LibreOffice/6.4.7.2$Linux_X86_64 LibreOffice_project/40$Build-2</meta:generator>
    <meta:document-statistic meta:table-count="0" meta:image-count="0" meta:object-count="0" meta:page-count="1" meta:paragraph-count="9" meta:word-count="560" meta:character-count="2860" meta:non-whitespace-character-count="2315"/>
  </office:meta>
</office:document-meta>
</file>